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3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TE VALUES IN “I” COLUMN ARE OUTGOING LINK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1-[.$I$6]) + [.$I$6] *([.E2]/[.$I$4])" office:value-type="float" office:value="0.433333333333333" calcext:value-type="float">
            <text:p>0.433333333333333</text:p>
          </table:table-cell>
          <table:table-cell table:formula="of:=(1-[.$I$6])+[.$I$6]*([.B2]/[.$I$1]+[.D2]/[.$I$3] + [.E2]/[.$I$4])" office:value-type="float" office:value="1.28333333333333" calcext:value-type="float">
            <text:p>1.28333333333333</text:p>
          </table:table-cell>
          <table:table-cell table:formula="of:=(1-[.$I$6])+[.$I$6]*([.C2]/[.$I$2] + [.E2]/[.$I$4])" office:value-type="float" office:value="1.28333333333333" calcext:value-type="float">
            <text:p>1.28333333333333</text:p>
          </table:table-cell>
          <table:table-cell table:formula="of:=(1-[.$I$6]) + [.$I$6] * ([.B2]/[.$I$1] + [.D2]/[.$I$3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1-[.$I$6]) + [.$I$6] *([.E3]/[.$I$4])" office:value-type="float" office:value="0.433333333333333" calcext:value-type="float">
            <text:p>0.433333333333333</text:p>
          </table:table-cell>
          <table:table-cell table:formula="of:=(1-[.$I$6])+[.$I$6]*([.B3]/[.$I$1]+[.D3]/[.$I$3] + [.E3]/[.$I$4])" office:value-type="float" office:value="1.16291666666667" calcext:value-type="float">
            <text:p>1.16291666666667</text:p>
          </table:table-cell>
          <table:table-cell table:formula="of:=(1-[.$I$6])+[.$I$6]*([.C3]/[.$I$2] + [.E3]/[.$I$4])" office:value-type="float" office:value="1.52416666666667" calcext:value-type="float">
            <text:p>1.52416666666667</text:p>
          </table:table-cell>
          <table:table-cell table:formula="of:=(1-[.$I$6]) + [.$I$6] * ([.B3]/[.$I$1] + [.D3]/[.$I$3])" office:value-type="float" office:value="0.879583333333333" calcext:value-type="float">
            <text:p>0.879583333333333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1-[.$I$6]) + [.$I$6] *([.E4]/[.$I$4])" office:value-type="float" office:value="0.399215277777778" calcext:value-type="float">
            <text:p>0.399215277777778</text:p>
          </table:table-cell>
          <table:table-cell table:formula="of:=(1-[.$I$6])+[.$I$6]*([.B4]/[.$I$1]+[.D4]/[.$I$3] + [.E4]/[.$I$4])" office:value-type="float" office:value="1.23115277777778" calcext:value-type="float">
            <text:p>1.23115277777778</text:p>
          </table:table-cell>
          <table:table-cell table:formula="of:=(1-[.$I$6])+[.$I$6]*([.C4]/[.$I$2] + [.E4]/[.$I$4])" office:value-type="float" office:value="1.38769444444444" calcext:value-type="float">
            <text:p>1.38769444444444</text:p>
          </table:table-cell>
          <table:table-cell table:formula="of:=(1-[.$I$6]) + [.$I$6] * ([.B4]/[.$I$1] + [.D4]/[.$I$3])" office:value-type="float" office:value="0.9819375" calcext:value-type="float">
            <text:p>0.981937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1-[.$I$6]) + [.$I$6] *([.E5]/[.$I$4])" office:value-type="float" office:value="0.428215625" calcext:value-type="float">
            <text:p>0.428215625</text:p>
          </table:table-cell>
          <table:table-cell table:formula="of:=(1-[.$I$6])+[.$I$6]*([.B5]/[.$I$1]+[.D5]/[.$I$3] + [.E5]/[.$I$4])" office:value-type="float" office:value="1.18765225694444" calcext:value-type="float">
            <text:p>1.18765225694444</text:p>
          </table:table-cell>
          <table:table-cell table:formula="of:=(1-[.$I$6])+[.$I$6]*([.C5]/[.$I$2] + [.E5]/[.$I$4])" office:value-type="float" office:value="1.47469548611111" calcext:value-type="float">
            <text:p>1.47469548611111</text:p>
          </table:table-cell>
          <table:table-cell table:formula="of:=(1-[.$I$6]) + [.$I$6] * ([.B5]/[.$I$1] + [.D5]/[.$I$3])" office:value-type="float" office:value="0.909436631944444" calcext:value-type="float">
            <text:p>0.909436631944444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1-[.$I$6]) + [.$I$6] *([.E6]/[.$I$4])" office:value-type="float" office:value="0.407673712384259" calcext:value-type="float">
            <text:p>0.407673712384259</text:p>
          </table:table-cell>
          <table:table-cell table:formula="of:=(1-[.$I$6])+[.$I$6]*([.B6]/[.$I$1]+[.D6]/[.$I$3] + [.E6]/[.$I$4])" office:value-type="float" office:value="1.21641093460648" calcext:value-type="float">
            <text:p>1.21641093460648</text:p>
          </table:table-cell>
          <table:table-cell table:formula="of:=(1-[.$I$6])+[.$I$6]*([.C6]/[.$I$2] + [.E6]/[.$I$4])" office:value-type="float" office:value="1.41717813078704" calcext:value-type="float">
            <text:p>1.41717813078704</text:p>
          </table:table-cell>
          <table:table-cell table:formula="of:=(1-[.$I$6]) + [.$I$6] * ([.B6]/[.$I$1] + [.D6]/[.$I$3])" office:value-type="float" office:value="0.958737222222222" calcext:value-type="float">
            <text:p>0.95873722222222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1-[.$I$6]) + [.$I$6] *([.E7]/[.$I$4])" office:value-type="float" office:value="0.421642212962963" calcext:value-type="float">
            <text:p>0.421642212962963</text:p>
          </table:table-cell>
          <table:table-cell table:formula="of:=(1-[.$I$6])+[.$I$6]*([.B7]/[.$I$1]+[.D7]/[.$I$3] + [.E7]/[.$I$4])" office:value-type="float" office:value="1.19720424631076" calcext:value-type="float">
            <text:p>1.19720424631076</text:p>
          </table:table-cell>
          <table:table-cell table:formula="of:=(1-[.$I$6])+[.$I$6]*([.C7]/[.$I$2] + [.E7]/[.$I$4])" office:value-type="float" office:value="1.45559150737847" calcext:value-type="float">
            <text:p>1.45559150737847</text:p>
          </table:table-cell>
          <table:table-cell table:formula="of:=(1-[.$I$6]) + [.$I$6] * ([.B7]/[.$I$1] + [.D7]/[.$I$3])" office:value-type="float" office:value="0.925562033347801" calcext:value-type="float">
            <text:p>0.92556203334780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1-[.$I$6]) + [.$I$6] *([.E8]/[.$I$4])" office:value-type="float" office:value="0.41224257611521" calcext:value-type="float">
            <text:p>0.41224257611521</text:p>
          </table:table-cell>
          <table:table-cell table:formula="of:=(1-[.$I$6])+[.$I$6]*([.B8]/[.$I$1]+[.D8]/[.$I$3] + [.E8]/[.$I$4])" office:value-type="float" office:value="1.21006690726032" calcext:value-type="float">
            <text:p>1.21006690726032</text:p>
          </table:table-cell>
          <table:table-cell table:formula="of:=(1-[.$I$6])+[.$I$6]*([.C8]/[.$I$2] + [.E8]/[.$I$4])" office:value-type="float" office:value="1.42986618547936" calcext:value-type="float">
            <text:p>1.42986618547936</text:p>
          </table:table-cell>
          <table:table-cell table:formula="of:=(1-[.$I$6]) + [.$I$6] * ([.B8]/[.$I$1] + [.D8]/[.$I$3])" office:value-type="float" office:value="0.94782433114511" calcext:value-type="float">
            <text:p>0.9478243311451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1-[.$I$6]) + [.$I$6] *([.E9]/[.$I$4])" office:value-type="float" office:value="0.418550227157781" calcext:value-type="float">
            <text:p>0.418550227157781</text:p>
          </table:table-cell>
          <table:table-cell table:formula="of:=(1-[.$I$6])+[.$I$6]*([.B9]/[.$I$1]+[.D9]/[.$I$3] + [.E9]/[.$I$4])" office:value-type="float" office:value="1.20144645083547" calcext:value-type="float">
            <text:p>1.20144645083547</text:p>
          </table:table-cell>
          <table:table-cell table:formula="of:=(1-[.$I$6])+[.$I$6]*([.C9]/[.$I$2] + [.E9]/[.$I$4])" office:value-type="float" office:value="1.44710709832905" calcext:value-type="float">
            <text:p>1.44710709832905</text:p>
          </table:table-cell>
          <table:table-cell table:formula="of:=(1-[.$I$6]) + [.$I$6] * ([.B9]/[.$I$1] + [.D9]/[.$I$3])" office:value-type="float" office:value="0.932896223677692" calcext:value-type="float">
            <text:p>0.93289622367769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1-[.$I$6]) + [.$I$6] *([.E10]/[.$I$4])" office:value-type="float" office:value="0.414320596708679" calcext:value-type="float">
            <text:p>0.414320596708679</text:p>
          </table:table-cell>
          <table:table-cell table:formula="of:=(1-[.$I$6])+[.$I$6]*([.B10]/[.$I$1]+[.D10]/[.$I$3] + [.E10]/[.$I$4])" office:value-type="float" office:value="1.20722496004058" calcext:value-type="float">
            <text:p>1.20722496004058</text:p>
          </table:table-cell>
          <table:table-cell table:formula="of:=(1-[.$I$6])+[.$I$6]*([.C10]/[.$I$2] + [.E10]/[.$I$4])" office:value-type="float" office:value="1.43555007991883" calcext:value-type="float">
            <text:p>1.43555007991883</text:p>
          </table:table-cell>
          <table:table-cell table:formula="of:=(1-[.$I$6]) + [.$I$6] * ([.B10]/[.$I$1] + [.D10]/[.$I$3])" office:value-type="float" office:value="0.942904363331905" calcext:value-type="float">
            <text:p>0.94290436333190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1-[.$I$6]) + [.$I$6] *([.E11]/[.$I$4])" office:value-type="float" office:value="0.417156236277373" calcext:value-type="float">
            <text:p>0.417156236277373</text:p>
          </table:table-cell>
          <table:table-cell table:formula="of:=(1-[.$I$6])+[.$I$6]*([.B11]/[.$I$1]+[.D11]/[.$I$3] + [.E11]/[.$I$4])" office:value-type="float" office:value="1.20335127384407" calcext:value-type="float">
            <text:p>1.20335127384407</text:p>
          </table:table-cell>
          <table:table-cell table:formula="of:=(1-[.$I$6])+[.$I$6]*([.C11]/[.$I$2] + [.E11]/[.$I$4])" office:value-type="float" office:value="1.44329745231187" calcext:value-type="float">
            <text:p>1.44329745231187</text:p>
          </table:table-cell>
          <table:table-cell table:formula="of:=(1-[.$I$6]) + [.$I$6] * ([.B11]/[.$I$1] + [.D11]/[.$I$3])" office:value-type="float" office:value="0.936195037566692" calcext:value-type="float">
            <text:p>0.93619503756669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1-[.$I$6]) + [.$I$6] *([.E12]/[.$I$4])" office:value-type="float" office:value="0.415255260643896" calcext:value-type="float">
            <text:p>0.415255260643896</text:p>
          </table:table-cell>
          <table:table-cell table:formula="of:=(1-[.$I$6])+[.$I$6]*([.B12]/[.$I$1]+[.D12]/[.$I$3] + [.E12]/[.$I$4])" office:value-type="float" office:value="1.20594807829432" calcext:value-type="float">
            <text:p>1.20594807829432</text:p>
          </table:table-cell>
          <table:table-cell table:formula="of:=(1-[.$I$6])+[.$I$6]*([.C12]/[.$I$2] + [.E12]/[.$I$4])" office:value-type="float" office:value="1.43810384341135" calcext:value-type="float">
            <text:p>1.43810384341135</text:p>
          </table:table-cell>
          <table:table-cell table:formula="of:=(1-[.$I$6]) + [.$I$6] * ([.B12]/[.$I$1] + [.D12]/[.$I$3])" office:value-type="float" office:value="0.940692817650428" calcext:value-type="float">
            <text:p>0.940692817650428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1-[.$I$6]) + [.$I$6] *([.E13]/[.$I$4])" office:value-type="float" office:value="0.416529631667621" calcext:value-type="float">
            <text:p>0.416529631667621</text:p>
          </table:table-cell>
          <table:table-cell table:formula="of:=(1-[.$I$6])+[.$I$6]*([.B13]/[.$I$1]+[.D13]/[.$I$3] + [.E13]/[.$I$4])" office:value-type="float" office:value="1.2042072508911" calcext:value-type="float">
            <text:p>1.2042072508911</text:p>
          </table:table-cell>
          <table:table-cell table:formula="of:=(1-[.$I$6])+[.$I$6]*([.C13]/[.$I$2] + [.E13]/[.$I$4])" office:value-type="float" office:value="1.4415854982178" calcext:value-type="float">
            <text:p>1.4415854982178</text:p>
          </table:table-cell>
          <table:table-cell table:formula="of:=(1-[.$I$6]) + [.$I$6] * ([.B13]/[.$I$1] + [.D13]/[.$I$3])" office:value-type="float" office:value="0.93767761922348" calcext:value-type="float">
            <text:p>0.93767761922348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1-[.$I$6]) + [.$I$6] *([.E14]/[.$I$4])" office:value-type="float" office:value="0.415675325446653" calcext:value-type="float">
            <text:p>0.415675325446653</text:p>
          </table:table-cell>
          <table:table-cell table:formula="of:=(1-[.$I$6])+[.$I$6]*([.B14]/[.$I$1]+[.D14]/[.$I$3] + [.E14]/[.$I$4])" office:value-type="float" office:value="1.20537425564796" calcext:value-type="float">
            <text:p>1.20537425564796</text:p>
          </table:table-cell>
          <table:table-cell table:formula="of:=(1-[.$I$6])+[.$I$6]*([.C14]/[.$I$2] + [.E14]/[.$I$4])" office:value-type="float" office:value="1.43925148870409" calcext:value-type="float">
            <text:p>1.43925148870409</text:p>
          </table:table-cell>
          <table:table-cell table:formula="of:=(1-[.$I$6]) + [.$I$6] * ([.B14]/[.$I$1] + [.D14]/[.$I$3])" office:value-type="float" office:value="0.939698930201303" calcext:value-type="float">
            <text:p>0.939698930201303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1-[.$I$6]) + [.$I$6] *([.E15]/[.$I$4])" office:value-type="float" office:value="0.416248030223702" calcext:value-type="float">
            <text:p>0.416248030223702</text:p>
          </table:table-cell>
          <table:table-cell table:formula="of:=(1-[.$I$6])+[.$I$6]*([.B15]/[.$I$1]+[.D15]/[.$I$3] + [.E15]/[.$I$4])" office:value-type="float" office:value="1.20459192623777" calcext:value-type="float">
            <text:p>1.20459192623777</text:p>
          </table:table-cell>
          <table:table-cell table:formula="of:=(1-[.$I$6])+[.$I$6]*([.C15]/[.$I$2] + [.E15]/[.$I$4])" office:value-type="float" office:value="1.44081614752446" calcext:value-type="float">
            <text:p>1.44081614752446</text:p>
          </table:table-cell>
          <table:table-cell table:formula="of:=(1-[.$I$6]) + [.$I$6] * ([.B15]/[.$I$1] + [.D15]/[.$I$3])" office:value-type="float" office:value="0.938343896014065" calcext:value-type="float">
            <text:p>0.938343896014065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1-[.$I$6]) + [.$I$6] *([.E16]/[.$I$4])" office:value-type="float" office:value="0.415864103870652" calcext:value-type="float">
            <text:p>0.415864103870652</text:p>
          </table:table-cell>
          <table:table-cell table:formula="of:=(1-[.$I$6])+[.$I$6]*([.B16]/[.$I$1]+[.D16]/[.$I$3] + [.E16]/[.$I$4])" office:value-type="float" office:value="1.20511637941362" calcext:value-type="float">
            <text:p>1.20511637941362</text:p>
          </table:table-cell>
          <table:table-cell table:formula="of:=(1-[.$I$6])+[.$I$6]*([.C16]/[.$I$2] + [.E16]/[.$I$4])" office:value-type="float" office:value="1.43976724117275" calcext:value-type="float">
            <text:p>1.43976724117275</text:p>
          </table:table-cell>
          <table:table-cell table:formula="of:=(1-[.$I$6]) + [.$I$6] * ([.B16]/[.$I$1] + [.D16]/[.$I$3])" office:value-type="float" office:value="0.939252275542971" calcext:value-type="float">
            <text:p>0.93925227554297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1-[.$I$6]) + [.$I$6] *([.E17]/[.$I$4])" office:value-type="float" office:value="0.416121478070509" calcext:value-type="float">
            <text:p>0.416121478070509</text:p>
          </table:table-cell>
          <table:table-cell table:formula="of:=(1-[.$I$6])+[.$I$6]*([.B17]/[.$I$1]+[.D17]/[.$I$3] + [.E17]/[.$I$4])" office:value-type="float" office:value="1.20476479971396" calcext:value-type="float">
            <text:p>1.20476479971396</text:p>
          </table:table-cell>
          <table:table-cell table:formula="of:=(1-[.$I$6])+[.$I$6]*([.C17]/[.$I$2] + [.E17]/[.$I$4])" office:value-type="float" office:value="1.44047040057209" calcext:value-type="float">
            <text:p>1.44047040057209</text:p>
          </table:table-cell>
          <table:table-cell table:formula="of:=(1-[.$I$6]) + [.$I$6] * ([.B17]/[.$I$1] + [.D17]/[.$I$3])" office:value-type="float" office:value="0.938643321643448" calcext:value-type="float">
            <text:p>0.938643321643448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1-[.$I$6]) + [.$I$6] *([.E18]/[.$I$4])" office:value-type="float" office:value="0.41594894113231" calcext:value-type="float">
            <text:p>0.41594894113231</text:p>
          </table:table-cell>
          <table:table-cell table:formula="of:=(1-[.$I$6])+[.$I$6]*([.B18]/[.$I$1]+[.D18]/[.$I$3] + [.E18]/[.$I$4])" office:value-type="float" office:value="1.20500048955541" calcext:value-type="float">
            <text:p>1.20500048955541</text:p>
          </table:table-cell>
          <table:table-cell table:formula="of:=(1-[.$I$6])+[.$I$6]*([.C18]/[.$I$2] + [.E18]/[.$I$4])" office:value-type="float" office:value="1.43999902088917" calcext:value-type="float">
            <text:p>1.43999902088917</text:p>
          </table:table-cell>
          <table:table-cell table:formula="of:=(1-[.$I$6]) + [.$I$6] * ([.B18]/[.$I$1] + [.D18]/[.$I$3])" office:value-type="float" office:value="0.939051548423103" calcext:value-type="float">
            <text:p>0.939051548423103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1-[.$I$6]) + [.$I$6] *([.E19]/[.$I$4])" office:value-type="float" office:value="0.416064605386546" calcext:value-type="float">
            <text:p>0.416064605386546</text:p>
          </table:table-cell>
          <table:table-cell table:formula="of:=(1-[.$I$6])+[.$I$6]*([.B19]/[.$I$1]+[.D19]/[.$I$3] + [.E19]/[.$I$4])" office:value-type="float" office:value="1.20484248924568" calcext:value-type="float">
            <text:p>1.20484248924568</text:p>
          </table:table-cell>
          <table:table-cell table:formula="of:=(1-[.$I$6])+[.$I$6]*([.C19]/[.$I$2] + [.E19]/[.$I$4])" office:value-type="float" office:value="1.44031502150865" calcext:value-type="float">
            <text:p>1.44031502150865</text:p>
          </table:table-cell>
          <table:table-cell table:formula="of:=(1-[.$I$6]) + [.$I$6] * ([.B19]/[.$I$1] + [.D19]/[.$I$3])" office:value-type="float" office:value="0.93877788385913" calcext:value-type="float">
            <text:p>0.93877788385913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1-[.$I$6]) + [.$I$6] *([.E20]/[.$I$4])" office:value-type="float" office:value="0.41598706709342" calcext:value-type="float">
            <text:p>0.41598706709342</text:p>
          </table:table-cell>
          <table:table-cell table:formula="of:=(1-[.$I$6])+[.$I$6]*([.B20]/[.$I$1]+[.D20]/[.$I$3] + [.E20]/[.$I$4])" office:value-type="float" office:value="1.20494840852388" calcext:value-type="float">
            <text:p>1.20494840852388</text:p>
          </table:table-cell>
          <table:table-cell table:formula="of:=(1-[.$I$6])+[.$I$6]*([.C20]/[.$I$2] + [.E20]/[.$I$4])" office:value-type="float" office:value="1.44010318295225" calcext:value-type="float">
            <text:p>1.44010318295225</text:p>
          </table:table-cell>
          <table:table-cell table:formula="of:=(1-[.$I$6]) + [.$I$6] * ([.B20]/[.$I$1] + [.D20]/[.$I$3])" office:value-type="float" office:value="0.938961341430457" calcext:value-type="float">
            <text:p>0.938961341430457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1-[.$I$6]) + [.$I$6] *([.E21]/[.$I$4])" office:value-type="float" office:value="0.416039046738629" calcext:value-type="float">
            <text:p>0.416039046738629</text:p>
          </table:table-cell>
          <table:table-cell table:formula="of:=(1-[.$I$6])+[.$I$6]*([.B21]/[.$I$1]+[.D21]/[.$I$3] + [.E21]/[.$I$4])" office:value-type="float" office:value="1.20487740300804" calcext:value-type="float">
            <text:p>1.20487740300804</text:p>
          </table:table-cell>
          <table:table-cell table:formula="of:=(1-[.$I$6])+[.$I$6]*([.C21]/[.$I$2] + [.E21]/[.$I$4])" office:value-type="float" office:value="1.44024519398393" calcext:value-type="float">
            <text:p>1.44024519398393</text:p>
          </table:table-cell>
          <table:table-cell table:formula="of:=(1-[.$I$6]) + [.$I$6] * ([.B21]/[.$I$1] + [.D21]/[.$I$3])" office:value-type="float" office:value="0.938838356269408" calcext:value-type="float">
            <text:p>0.938838356269408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1-[.$I$6]) + [.$I$6] *([.E22]/[.$I$4])" office:value-type="float" office:value="0.416004200942999" calcext:value-type="float">
            <text:p>0.416004200942999</text:p>
          </table:table-cell>
          <table:table-cell table:formula="of:=(1-[.$I$6])+[.$I$6]*([.B22]/[.$I$1]+[.D22]/[.$I$3] + [.E22]/[.$I$4])" office:value-type="float" office:value="1.20492500325008" calcext:value-type="float">
            <text:p>1.20492500325008</text:p>
          </table:table-cell>
          <table:table-cell table:formula="of:=(1-[.$I$6])+[.$I$6]*([.C22]/[.$I$2] + [.E22]/[.$I$4])" office:value-type="float" office:value="1.44014999349983" calcext:value-type="float">
            <text:p>1.44014999349983</text:p>
          </table:table-cell>
          <table:table-cell table:formula="of:=(1-[.$I$6]) + [.$I$6] * ([.B22]/[.$I$1] + [.D22]/[.$I$3])" office:value-type="float" office:value="0.938920802307086" calcext:value-type="float">
            <text:p>0.938920802307086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1-[.$I$6]) + [.$I$6] *([.E23]/[.$I$4])" office:value-type="float" office:value="0.416027560653674" calcext:value-type="float">
            <text:p>0.416027560653674</text:p>
          </table:table-cell>
          <table:table-cell table:formula="of:=(1-[.$I$6])+[.$I$6]*([.B23]/[.$I$1]+[.D23]/[.$I$3] + [.E23]/[.$I$4])" office:value-type="float" office:value="1.20489309329188" calcext:value-type="float">
            <text:p>1.20489309329188</text:p>
          </table:table-cell>
          <table:table-cell table:formula="of:=(1-[.$I$6])+[.$I$6]*([.C23]/[.$I$2] + [.E23]/[.$I$4])" office:value-type="float" office:value="1.44021381341625" calcext:value-type="float">
            <text:p>1.44021381341625</text:p>
          </table:table-cell>
          <table:table-cell table:formula="of:=(1-[.$I$6]) + [.$I$6] * ([.B23]/[.$I$1] + [.D23]/[.$I$3])" office:value-type="float" office:value="0.938865532638202" calcext:value-type="float">
            <text:p>0.93886553263820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1-[.$I$6]) + [.$I$6] *([.E24]/[.$I$4])" office:value-type="float" office:value="0.416011900914157" calcext:value-type="float">
            <text:p>0.416011900914157</text:p>
          </table:table-cell>
          <table:table-cell table:formula="of:=(1-[.$I$6])+[.$I$6]*([.B24]/[.$I$1]+[.D24]/[.$I$3] + [.E24]/[.$I$4])" office:value-type="float" office:value="1.20491448489387" calcext:value-type="float">
            <text:p>1.20491448489387</text:p>
          </table:table-cell>
          <table:table-cell table:formula="of:=(1-[.$I$6])+[.$I$6]*([.C24]/[.$I$2] + [.E24]/[.$I$4])" office:value-type="float" office:value="1.44017103021225" calcext:value-type="float">
            <text:p>1.44017103021225</text:p>
          </table:table-cell>
          <table:table-cell table:formula="of:=(1-[.$I$6]) + [.$I$6] * ([.B24]/[.$I$1] + [.D24]/[.$I$3])" office:value-type="float" office:value="0.938902583979716" calcext:value-type="float">
            <text:p>0.938902583979716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1-[.$I$6]) + [.$I$6] *([.E25]/[.$I$4])" office:value-type="float" office:value="0.416022398794253" calcext:value-type="float">
            <text:p>0.416022398794253</text:p>
          </table:table-cell>
          <table:table-cell table:formula="of:=(1-[.$I$6])+[.$I$6]*([.B25]/[.$I$1]+[.D25]/[.$I$3] + [.E25]/[.$I$4])" office:value-type="float" office:value="1.20490014452298" calcext:value-type="float">
            <text:p>1.20490014452298</text:p>
          </table:table-cell>
          <table:table-cell table:formula="of:=(1-[.$I$6])+[.$I$6]*([.C25]/[.$I$2] + [.E25]/[.$I$4])" office:value-type="float" office:value="1.44019971095405" calcext:value-type="float">
            <text:p>1.44019971095405</text:p>
          </table:table-cell>
          <table:table-cell table:formula="of:=(1-[.$I$6]) + [.$I$6] * ([.B25]/[.$I$1] + [.D25]/[.$I$3])" office:value-type="float" office:value="0.938877745728724" calcext:value-type="float">
            <text:p>0.938877745728724</text:p>
          </table:table-cell>
          <table:table-cell table:number-columns-repeated="6"/>
        </table:table-row>
        <table:table-row table:style-name="ro1">
          <table:table-cell/>
          <table:table-cell table:formula="of:=(1-[.$I$6]) + [.$I$6] *([.E26]/[.$I$4])" office:value-type="float" office:value="0.416015361289805" calcext:value-type="float">
            <text:p>0.416015361289805</text:p>
          </table:table-cell>
          <table:table-cell table:formula="of:=(1-[.$I$6])+[.$I$6]*([.B26]/[.$I$1]+[.D26]/[.$I$3] + [.E26]/[.$I$4])" office:value-type="float" office:value="1.20490975793283" calcext:value-type="float">
            <text:p>1.20490975793283</text:p>
          </table:table-cell>
          <table:table-cell table:formula="of:=(1-[.$I$6])+[.$I$6]*([.C26]/[.$I$2] + [.E26]/[.$I$4])" office:value-type="float" office:value="1.44018048413434" calcext:value-type="float">
            <text:p>1.44018048413434</text:p>
          </table:table-cell>
          <table:table-cell table:formula="of:=(1-[.$I$6]) + [.$I$6] * ([.B26]/[.$I$1] + [.D26]/[.$I$3])" office:value-type="float" office:value="0.938894396643027" calcext:value-type="float">
            <text:p>0.938894396643027</text:p>
          </table:table-cell>
          <table:table-cell table:number-columns-repeated="6"/>
        </table:table-row>
        <table:table-row table:style-name="ro1">
          <table:table-cell/>
          <table:table-cell table:formula="of:=(1-[.$I$6]) + [.$I$6] *([.E27]/[.$I$4])" office:value-type="float" office:value="0.416020079048858" calcext:value-type="float">
            <text:p>0.416020079048858</text:p>
          </table:table-cell>
          <table:table-cell table:formula="of:=(1-[.$I$6])+[.$I$6]*([.B27]/[.$I$1]+[.D27]/[.$I$3] + [.E27]/[.$I$4])" office:value-type="float" office:value="1.20490331335412" calcext:value-type="float">
            <text:p>1.20490331335412</text:p>
          </table:table-cell>
          <table:table-cell table:formula="of:=(1-[.$I$6])+[.$I$6]*([.C27]/[.$I$2] + [.E27]/[.$I$4])" office:value-type="float" office:value="1.44019337329176" calcext:value-type="float">
            <text:p>1.44019337329176</text:p>
          </table:table-cell>
          <table:table-cell table:formula="of:=(1-[.$I$6]) + [.$I$6] * ([.B27]/[.$I$1] + [.D27]/[.$I$3])" office:value-type="float" office:value="0.93888323430526" calcext:value-type="float">
            <text:p>0.93888323430526</text:p>
          </table:table-cell>
          <table:table-cell table:number-columns-repeated="6"/>
        </table:table-row>
        <table:table-row table:style-name="ro1">
          <table:table-cell/>
          <table:table-cell table:formula="of:=(1-[.$I$6]) + [.$I$6] *([.E28]/[.$I$4])" office:value-type="float" office:value="0.41601691638649" calcext:value-type="float">
            <text:p>0.41601691638649</text:p>
          </table:table-cell>
          <table:table-cell table:formula="of:=(1-[.$I$6])+[.$I$6]*([.B28]/[.$I$1]+[.D28]/[.$I$3] + [.E28]/[.$I$4])" office:value-type="float" office:value="1.20490763363126" calcext:value-type="float">
            <text:p>1.20490763363126</text:p>
          </table:table-cell>
          <table:table-cell table:formula="of:=(1-[.$I$6])+[.$I$6]*([.C28]/[.$I$2] + [.E28]/[.$I$4])" office:value-type="float" office:value="1.44018473273749" calcext:value-type="float">
            <text:p>1.44018473273749</text:p>
          </table:table-cell>
          <table:table-cell table:formula="of:=(1-[.$I$6]) + [.$I$6] * ([.B28]/[.$I$1] + [.D28]/[.$I$3])" office:value-type="float" office:value="0.938890717244764" calcext:value-type="float">
            <text:p>0.938890717244764</text:p>
          </table:table-cell>
          <table:table-cell table:number-columns-repeated="6"/>
        </table:table-row>
        <table:table-row table:style-name="ro1">
          <table:table-cell/>
          <table:table-cell table:formula="of:=(1-[.$I$6]) + [.$I$6] *([.E29]/[.$I$4])" office:value-type="float" office:value="0.416019036552683" calcext:value-type="float">
            <text:p>0.416019036552683</text:p>
          </table:table-cell>
          <table:table-cell table:formula="of:=(1-[.$I$6])+[.$I$6]*([.B29]/[.$I$1]+[.D29]/[.$I$3] + [.E29]/[.$I$4])" office:value-type="float" office:value="1.20490473743038" calcext:value-type="float">
            <text:p>1.20490473743038</text:p>
          </table:table-cell>
          <table:table-cell table:formula="of:=(1-[.$I$6])+[.$I$6]*([.C29]/[.$I$2] + [.E29]/[.$I$4])" office:value-type="float" office:value="1.44019052513925" calcext:value-type="float">
            <text:p>1.44019052513925</text:p>
          </table:table-cell>
          <table:table-cell table:formula="of:=(1-[.$I$6]) + [.$I$6] * ([.B29]/[.$I$1] + [.D29]/[.$I$3])" office:value-type="float" office:value="0.938885700877692" calcext:value-type="float">
            <text:p>0.938885700877692</text:p>
          </table:table-cell>
          <table:table-cell table:number-columns-repeated="6"/>
        </table:table-row>
        <table:table-row table:style-name="ro1">
          <table:table-cell/>
          <table:table-cell table:formula="of:=(1-[.$I$6]) + [.$I$6] *([.E30]/[.$I$4])" office:value-type="float" office:value="0.416017615248679" calcext:value-type="float">
            <text:p>0.416017615248679</text:p>
          </table:table-cell>
          <table:table-cell table:formula="of:=(1-[.$I$6])+[.$I$6]*([.B30]/[.$I$1]+[.D30]/[.$I$3] + [.E30]/[.$I$4])" office:value-type="float" office:value="1.20490667896775" calcext:value-type="float">
            <text:p>1.20490667896775</text:p>
          </table:table-cell>
          <table:table-cell table:formula="of:=(1-[.$I$6])+[.$I$6]*([.C30]/[.$I$2] + [.E30]/[.$I$4])" office:value-type="float" office:value="1.4401866420645" calcext:value-type="float">
            <text:p>1.4401866420645</text:p>
          </table:table-cell>
          <table:table-cell table:formula="of:=(1-[.$I$6]) + [.$I$6] * ([.B30]/[.$I$1] + [.D30]/[.$I$3])" office:value-type="float" office:value="0.938889063719072" calcext:value-type="float">
            <text:p>0.938889063719072</text:p>
          </table:table-cell>
          <table:table-cell table:number-columns-repeated="6"/>
        </table:table-row>
        <table:table-row table:style-name="ro1">
          <table:table-cell/>
          <table:table-cell table:formula="of:=(1-[.$I$6]) + [.$I$6] *([.E31]/[.$I$4])" office:value-type="float" office:value="0.416018568053737" calcext:value-type="float">
            <text:p>0.416018568053737</text:p>
          </table:table-cell>
          <table:table-cell table:formula="of:=(1-[.$I$6])+[.$I$6]*([.B31]/[.$I$1]+[.D31]/[.$I$3] + [.E31]/[.$I$4])" office:value-type="float" office:value="1.20490537741184" calcext:value-type="float">
            <text:p>1.20490537741184</text:p>
          </table:table-cell>
          <table:table-cell table:formula="of:=(1-[.$I$6])+[.$I$6]*([.C31]/[.$I$2] + [.E31]/[.$I$4])" office:value-type="float" office:value="1.44018924517633" calcext:value-type="float">
            <text:p>1.44018924517633</text:p>
          </table:table-cell>
          <table:table-cell table:formula="of:=(1-[.$I$6]) + [.$I$6] * ([.B31]/[.$I$1] + [.D31]/[.$I$3])" office:value-type="float" office:value="0.938886809358101" calcext:value-type="float">
            <text:p>0.938886809358101</text:p>
          </table:table-cell>
          <table:table-cell table:number-columns-repeated="6"/>
        </table:table-row>
        <table:table-row table:style-name="ro1">
          <table:table-cell/>
          <table:table-cell table:formula="of:=(1-[.$I$6]) + [.$I$6] *([.E32]/[.$I$4])" office:value-type="float" office:value="0.416017929318129" calcext:value-type="float">
            <text:p>0.416017929318129</text:p>
          </table:table-cell>
          <table:table-cell table:formula="of:=(1-[.$I$6])+[.$I$6]*([.B32]/[.$I$1]+[.D32]/[.$I$3] + [.E32]/[.$I$4])" office:value-type="float" office:value="1.20490624994091" calcext:value-type="float">
            <text:p>1.20490624994091</text:p>
          </table:table-cell>
          <table:table-cell table:formula="of:=(1-[.$I$6])+[.$I$6]*([.C32]/[.$I$2] + [.E32]/[.$I$4])" office:value-type="float" office:value="1.44018750011819" calcext:value-type="float">
            <text:p>1.44018750011819</text:p>
          </table:table-cell>
          <table:table-cell table:formula="of:=(1-[.$I$6]) + [.$I$6] * ([.B32]/[.$I$1] + [.D32]/[.$I$3])" office:value-type="float" office:value="0.938888320622777" calcext:value-type="float">
            <text:p>0.938888320622777</text:p>
          </table:table-cell>
          <table:table-cell table:number-columns-repeated="6"/>
        </table:table-row>
        <table:table-row table:style-name="ro1">
          <table:table-cell/>
          <table:table-cell table:formula="of:=(1-[.$I$6]) + [.$I$6] *([.E33]/[.$I$4])" office:value-type="float" office:value="0.416018357509787" calcext:value-type="float">
            <text:p>0.416018357509787</text:p>
          </table:table-cell>
          <table:table-cell table:formula="of:=(1-[.$I$6])+[.$I$6]*([.B33]/[.$I$1]+[.D33]/[.$I$3] + [.E33]/[.$I$4])" office:value-type="float" office:value="1.20490566502022" calcext:value-type="float">
            <text:p>1.20490566502022</text:p>
          </table:table-cell>
          <table:table-cell table:formula="of:=(1-[.$I$6])+[.$I$6]*([.C33]/[.$I$2] + [.E33]/[.$I$4])" office:value-type="float" office:value="1.44018866995956" calcext:value-type="float">
            <text:p>1.44018866995956</text:p>
          </table:table-cell>
          <table:table-cell table:formula="of:=(1-[.$I$6]) + [.$I$6] * ([.B33]/[.$I$1] + [.D33]/[.$I$3])" office:value-type="float" office:value="0.938887307510436" calcext:value-type="float">
            <text:p>0.938887307510436</text:p>
          </table:table-cell>
          <table:table-cell table:number-columns-repeated="6"/>
        </table:table-row>
        <table:table-row table:style-name="ro1">
          <table:table-cell/>
          <table:table-cell table:formula="of:=(1-[.$I$6]) + [.$I$6] *([.E34]/[.$I$4])" office:value-type="float" office:value="0.41601807046129" calcext:value-type="float">
            <text:p>0.41601807046129</text:p>
          </table:table-cell>
          <table:table-cell table:formula="of:=(1-[.$I$6])+[.$I$6]*([.B34]/[.$I$1]+[.D34]/[.$I$3] + [.E34]/[.$I$4])" office:value-type="float" office:value="1.20490605713576" calcext:value-type="float">
            <text:p>1.20490605713576</text:p>
          </table:table-cell>
          <table:table-cell table:formula="of:=(1-[.$I$6])+[.$I$6]*([.C34]/[.$I$2] + [.E34]/[.$I$4])" office:value-type="float" office:value="1.44018788572848" calcext:value-type="float">
            <text:p>1.44018788572848</text:p>
          </table:table-cell>
          <table:table-cell table:formula="of:=(1-[.$I$6]) + [.$I$6] * ([.B34]/[.$I$1] + [.D34]/[.$I$3])" office:value-type="float" office:value="0.938887986674471" calcext:value-type="float">
            <text:p>0.938887986674471</text:p>
          </table:table-cell>
          <table:table-cell table:number-columns-repeated="6"/>
        </table:table-row>
        <table:table-row table:style-name="ro1">
          <table:table-cell/>
          <table:table-cell table:formula="of:=(1-[.$I$6]) + [.$I$6] *([.E35]/[.$I$4])" office:value-type="float" office:value="0.4160182628911" calcext:value-type="float">
            <text:p>0.4160182628911</text:p>
          </table:table-cell>
          <table:table-cell table:formula="of:=(1-[.$I$6])+[.$I$6]*([.B35]/[.$I$1]+[.D35]/[.$I$3] + [.E35]/[.$I$4])" office:value-type="float" office:value="1.20490579427175" calcext:value-type="float">
            <text:p>1.20490579427175</text:p>
          </table:table-cell>
          <table:table-cell table:formula="of:=(1-[.$I$6])+[.$I$6]*([.C35]/[.$I$2] + [.E35]/[.$I$4])" office:value-type="float" office:value="1.4401884114565" calcext:value-type="float">
            <text:p>1.4401884114565</text:p>
          </table:table-cell>
          <table:table-cell table:formula="of:=(1-[.$I$6]) + [.$I$6] * ([.B35]/[.$I$1] + [.D35]/[.$I$3])" office:value-type="float" office:value="0.938887531380652" calcext:value-type="float">
            <text:p>0.938887531380652</text:p>
          </table:table-cell>
          <table:table-cell table:number-columns-repeated="6"/>
        </table:table-row>
        <table:table-row table:style-name="ro1">
          <table:table-cell/>
          <table:table-cell table:formula="of:=(1-[.$I$6]) + [.$I$6] *([.E36]/[.$I$4])" office:value-type="float" office:value="0.416018133891185" calcext:value-type="float">
            <text:p>0.416018133891185</text:p>
          </table:table-cell>
          <table:table-cell table:formula="of:=(1-[.$I$6])+[.$I$6]*([.B36]/[.$I$1]+[.D36]/[.$I$3] + [.E36]/[.$I$4])" office:value-type="float" office:value="1.20490597048891" calcext:value-type="float">
            <text:p>1.20490597048891</text:p>
          </table:table-cell>
          <table:table-cell table:formula="of:=(1-[.$I$6])+[.$I$6]*([.C36]/[.$I$2] + [.E36]/[.$I$4])" office:value-type="float" office:value="1.44018805902217" calcext:value-type="float">
            <text:p>1.44018805902217</text:p>
          </table:table-cell>
          <table:table-cell table:formula="of:=(1-[.$I$6]) + [.$I$6] * ([.B36]/[.$I$1] + [.D36]/[.$I$3])" office:value-type="float" office:value="0.938887836597729" calcext:value-type="float">
            <text:p>0.938887836597729</text:p>
          </table:table-cell>
          <table:table-cell table:number-columns-repeated="6"/>
        </table:table-row>
        <table:table-row table:style-name="ro1">
          <table:table-cell/>
          <table:table-cell table:formula="of:=(1-[.$I$6]) + [.$I$6] *([.E37]/[.$I$4])" office:value-type="float" office:value="0.416018220369357" calcext:value-type="float">
            <text:p>0.416018220369357</text:p>
          </table:table-cell>
          <table:table-cell table:formula="of:=(1-[.$I$6])+[.$I$6]*([.B37]/[.$I$1]+[.D37]/[.$I$3] + [.E37]/[.$I$4])" office:value-type="float" office:value="1.20490585235753" calcext:value-type="float">
            <text:p>1.20490585235753</text:p>
          </table:table-cell>
          <table:table-cell table:formula="of:=(1-[.$I$6])+[.$I$6]*([.C37]/[.$I$2] + [.E37]/[.$I$4])" office:value-type="float" office:value="1.44018829528493" calcext:value-type="float">
            <text:p>1.44018829528493</text:p>
          </table:table-cell>
          <table:table-cell table:formula="of:=(1-[.$I$6]) + [.$I$6] * ([.B37]/[.$I$1] + [.D37]/[.$I$3])" office:value-type="float" office:value="0.938887631988177" calcext:value-type="float">
            <text:p>0.938887631988177</text:p>
          </table:table-cell>
          <table:table-cell table:number-columns-repeated="6"/>
        </table:table-row>
        <table:table-row table:style-name="ro1">
          <table:table-cell/>
          <table:table-cell table:formula="of:=(1-[.$I$6]) + [.$I$6] *([.E38]/[.$I$4])" office:value-type="float" office:value="0.41601816239665" calcext:value-type="float">
            <text:p>0.41601816239665</text:p>
          </table:table-cell>
          <table:table-cell table:formula="of:=(1-[.$I$6])+[.$I$6]*([.B38]/[.$I$1]+[.D38]/[.$I$3] + [.E38]/[.$I$4])" office:value-type="float" office:value="1.20490593154972" calcext:value-type="float">
            <text:p>1.20490593154972</text:p>
          </table:table-cell>
          <table:table-cell table:formula="of:=(1-[.$I$6])+[.$I$6]*([.C38]/[.$I$2] + [.E38]/[.$I$4])" office:value-type="float" office:value="1.44018813690055" calcext:value-type="float">
            <text:p>1.44018813690055</text:p>
          </table:table-cell>
          <table:table-cell table:formula="of:=(1-[.$I$6]) + [.$I$6] * ([.B38]/[.$I$1] + [.D38]/[.$I$3])" office:value-type="float" office:value="0.938887769153073" calcext:value-type="float">
            <text:p>0.938887769153073</text:p>
          </table:table-cell>
          <table:table-cell table:number-columns-repeated="6"/>
        </table:table-row>
        <table:table-row table:style-name="ro1">
          <table:table-cell/>
          <table:table-cell table:formula="of:=(1-[.$I$6]) + [.$I$6] *([.E39]/[.$I$4])" office:value-type="float" office:value="0.416018201260037" calcext:value-type="float">
            <text:p>0.416018201260037</text:p>
          </table:table-cell>
          <table:table-cell table:formula="of:=(1-[.$I$6])+[.$I$6]*([.B39]/[.$I$1]+[.D39]/[.$I$3] + [.E39]/[.$I$4])" office:value-type="float" office:value="1.20490587846135" calcext:value-type="float">
            <text:p>1.20490587846135</text:p>
          </table:table-cell>
          <table:table-cell table:formula="of:=(1-[.$I$6])+[.$I$6]*([.C39]/[.$I$2] + [.E39]/[.$I$4])" office:value-type="float" office:value="1.4401882430773" calcext:value-type="float">
            <text:p>1.4401882430773</text:p>
          </table:table-cell>
          <table:table-cell table:formula="of:=(1-[.$I$6]) + [.$I$6] * ([.B39]/[.$I$1] + [.D39]/[.$I$3])" office:value-type="float" office:value="0.938887677201312" calcext:value-type="float">
            <text:p>0.938887677201312</text:p>
          </table:table-cell>
          <table:table-cell table:number-columns-repeated="6"/>
        </table:table-row>
        <table:table-row table:style-name="ro1">
          <table:table-cell/>
          <table:table-cell table:formula="of:=(1-[.$I$6]) + [.$I$6] *([.E40]/[.$I$4])" office:value-type="float" office:value="0.416018175207038" calcext:value-type="float">
            <text:p>0.416018175207038</text:p>
          </table:table-cell>
          <table:table-cell table:formula="of:=(1-[.$I$6])+[.$I$6]*([.B40]/[.$I$1]+[.D40]/[.$I$3] + [.E40]/[.$I$4])" office:value-type="float" office:value="1.20490591405041" calcext:value-type="float">
            <text:p>1.20490591405041</text:p>
          </table:table-cell>
          <table:table-cell table:formula="of:=(1-[.$I$6])+[.$I$6]*([.C40]/[.$I$2] + [.E40]/[.$I$4])" office:value-type="float" office:value="1.44018817189918" calcext:value-type="float">
            <text:p>1.44018817189918</text:p>
          </table:table-cell>
          <table:table-cell table:formula="of:=(1-[.$I$6]) + [.$I$6] * ([.B40]/[.$I$1] + [.D40]/[.$I$3])" office:value-type="float" office:value="0.938887738843369" calcext:value-type="float">
            <text:p>0.938887738843369</text:p>
          </table:table-cell>
          <table:table-cell table:number-columns-repeated="6"/>
        </table:table-row>
        <table:table-row table:style-name="ro1">
          <table:table-cell/>
          <table:table-cell table:formula="of:=(1-[.$I$6]) + [.$I$6] *([.E41]/[.$I$4])" office:value-type="float" office:value="0.416018192672288" calcext:value-type="float">
            <text:p>0.416018192672288</text:p>
          </table:table-cell>
          <table:table-cell table:formula="of:=(1-[.$I$6])+[.$I$6]*([.B41]/[.$I$1]+[.D41]/[.$I$3] + [.E41]/[.$I$4])" office:value-type="float" office:value="1.20490589019243" calcext:value-type="float">
            <text:p>1.20490589019243</text:p>
          </table:table-cell>
          <table:table-cell table:formula="of:=(1-[.$I$6])+[.$I$6]*([.C41]/[.$I$2] + [.E41]/[.$I$4])" office:value-type="float" office:value="1.44018821961513" calcext:value-type="float">
            <text:p>1.44018821961513</text:p>
          </table:table-cell>
          <table:table-cell table:formula="of:=(1-[.$I$6]) + [.$I$6] * ([.B41]/[.$I$1] + [.D41]/[.$I$3])" office:value-type="float" office:value="0.938887697520145" calcext:value-type="float">
            <text:p>0.938887697520145</text:p>
          </table:table-cell>
          <table:table-cell table:number-columns-repeated="6"/>
        </table:table-row>
        <table:table-row table:style-name="ro1">
          <table:table-cell/>
          <table:table-cell table:formula="of:=(1-[.$I$6]) + [.$I$6] *([.E42]/[.$I$4])" office:value-type="float" office:value="0.416018180964041" calcext:value-type="float">
            <text:p>0.416018180964041</text:p>
          </table:table-cell>
          <table:table-cell table:formula="of:=(1-[.$I$6])+[.$I$6]*([.B42]/[.$I$1]+[.D42]/[.$I$3] + [.E42]/[.$I$4])" office:value-type="float" office:value="1.2049059061862" calcext:value-type="float">
            <text:p>1.2049059061862</text:p>
          </table:table-cell>
          <table:table-cell table:formula="of:=(1-[.$I$6])+[.$I$6]*([.C42]/[.$I$2] + [.E42]/[.$I$4])" office:value-type="float" office:value="1.44018818762761" calcext:value-type="float">
            <text:p>1.44018818762761</text:p>
          </table:table-cell>
          <table:table-cell table:formula="of:=(1-[.$I$6]) + [.$I$6] * ([.B42]/[.$I$1] + [.D42]/[.$I$3])" office:value-type="float" office:value="0.938887725222154" calcext:value-type="float">
            <text:p>0.938887725222154</text:p>
          </table:table-cell>
          <table:table-cell table:number-columns-repeated="6"/>
        </table:table-row>
        <table:table-row table:style-name="ro1">
          <table:table-cell/>
          <table:table-cell table:formula="of:=(1-[.$I$6]) + [.$I$6] *([.E43]/[.$I$4])" office:value-type="float" office:value="0.416018188812944" calcext:value-type="float">
            <text:p>0.416018188812944</text:p>
          </table:table-cell>
          <table:table-cell table:formula="of:=(1-[.$I$6])+[.$I$6]*([.B43]/[.$I$1]+[.D43]/[.$I$3] + [.E43]/[.$I$4])" office:value-type="float" office:value="1.2049058954644" calcext:value-type="float">
            <text:p>1.2049058954644</text:p>
          </table:table-cell>
          <table:table-cell table:formula="of:=(1-[.$I$6])+[.$I$6]*([.C43]/[.$I$2] + [.E43]/[.$I$4])" office:value-type="float" office:value="1.44018820907121" calcext:value-type="float">
            <text:p>1.44018820907121</text:p>
          </table:table-cell>
          <table:table-cell table:formula="of:=(1-[.$I$6]) + [.$I$6] * ([.B43]/[.$I$1] + [.D43]/[.$I$3])" office:value-type="float" office:value="0.938887706651451" calcext:value-type="float">
            <text:p>0.938887706651451</text:p>
          </table:table-cell>
          <table:table-cell table:number-columns-repeated="6"/>
        </table:table-row>
        <table:table-row table:style-name="ro1">
          <table:table-cell/>
          <table:table-cell table:formula="of:=(1-[.$I$6]) + [.$I$6] *([.E44]/[.$I$4])" office:value-type="float" office:value="0.416018183551245" calcext:value-type="float">
            <text:p>0.416018183551245</text:p>
          </table:table-cell>
          <table:table-cell table:formula="of:=(1-[.$I$6])+[.$I$6]*([.B44]/[.$I$1]+[.D44]/[.$I$3] + [.E44]/[.$I$4])" office:value-type="float" office:value="1.20490590265201" calcext:value-type="float">
            <text:p>1.20490590265201</text:p>
          </table:table-cell>
          <table:table-cell table:formula="of:=(1-[.$I$6])+[.$I$6]*([.C44]/[.$I$2] + [.E44]/[.$I$4])" office:value-type="float" office:value="1.44018819469598" calcext:value-type="float">
            <text:p>1.44018819469598</text:p>
          </table:table-cell>
          <table:table-cell table:formula="of:=(1-[.$I$6]) + [.$I$6] * ([.B44]/[.$I$1] + [.D44]/[.$I$3])" office:value-type="float" office:value="0.938887719100765" calcext:value-type="float">
            <text:p>0.938887719100765</text:p>
          </table:table-cell>
          <table:table-cell table:number-columns-repeated="6"/>
        </table:table-row>
        <table:table-row table:style-name="ro1">
          <table:table-cell/>
          <table:table-cell table:formula="of:=(1-[.$I$6]) + [.$I$6] *([.E45]/[.$I$4])" office:value-type="float" office:value="0.41601818707855" calcext:value-type="float">
            <text:p>0.41601818707855</text:p>
          </table:table-cell>
          <table:table-cell table:formula="of:=(1-[.$I$6])+[.$I$6]*([.B45]/[.$I$1]+[.D45]/[.$I$3] + [.E45]/[.$I$4])" office:value-type="float" office:value="1.20490589783362" calcext:value-type="float">
            <text:p>1.20490589783362</text:p>
          </table:table-cell>
          <table:table-cell table:formula="of:=(1-[.$I$6])+[.$I$6]*([.C45]/[.$I$2] + [.E45]/[.$I$4])" office:value-type="float" office:value="1.44018820433276" calcext:value-type="float">
            <text:p>1.44018820433276</text:p>
          </table:table-cell>
          <table:table-cell table:formula="of:=(1-[.$I$6]) + [.$I$6] * ([.B45]/[.$I$1] + [.D45]/[.$I$3])" office:value-type="float" office:value="0.938887710755071" calcext:value-type="float">
            <text:p>0.938887710755071</text:p>
          </table:table-cell>
          <table:table-cell table:number-columns-repeated="6"/>
        </table:table-row>
        <table:table-row table:style-name="ro1">
          <table:table-cell/>
          <table:table-cell table:formula="of:=(1-[.$I$6]) + [.$I$6] *([.E46]/[.$I$4])" office:value-type="float" office:value="0.416018184713937" calcext:value-type="float">
            <text:p>0.416018184713937</text:p>
          </table:table-cell>
          <table:table-cell table:formula="of:=(1-[.$I$6])+[.$I$6]*([.B46]/[.$I$1]+[.D46]/[.$I$3] + [.E46]/[.$I$4])" office:value-type="float" office:value="1.20490590106374" calcext:value-type="float">
            <text:p>1.20490590106374</text:p>
          </table:table-cell>
          <table:table-cell table:formula="of:=(1-[.$I$6])+[.$I$6]*([.C46]/[.$I$2] + [.E46]/[.$I$4])" office:value-type="float" office:value="1.44018819787251" calcext:value-type="float">
            <text:p>1.44018819787251</text:p>
          </table:table-cell>
          <table:table-cell table:formula="of:=(1-[.$I$6]) + [.$I$6] * ([.B46]/[.$I$1] + [.D46]/[.$I$3])" office:value-type="float" office:value="0.938887716349806" calcext:value-type="float">
            <text:p>0.938887716349806</text:p>
          </table:table-cell>
          <table:table-cell table:number-columns-repeated="6"/>
        </table:table-row>
        <table:table-row table:style-name="ro1">
          <table:table-cell/>
          <table:table-cell table:formula="of:=(1-[.$I$6]) + [.$I$6] *([.E47]/[.$I$4])" office:value-type="float" office:value="0.416018186299112" calcext:value-type="float">
            <text:p>0.416018186299112</text:p>
          </table:table-cell>
          <table:table-cell table:formula="of:=(1-[.$I$6])+[.$I$6]*([.B47]/[.$I$1]+[.D47]/[.$I$3] + [.E47]/[.$I$4])" office:value-type="float" office:value="1.20490589889835" calcext:value-type="float">
            <text:p>1.20490589889835</text:p>
          </table:table-cell>
          <table:table-cell table:formula="of:=(1-[.$I$6])+[.$I$6]*([.C47]/[.$I$2] + [.E47]/[.$I$4])" office:value-type="float" office:value="1.44018820220329" calcext:value-type="float">
            <text:p>1.44018820220329</text:p>
          </table:table-cell>
          <table:table-cell table:formula="of:=(1-[.$I$6]) + [.$I$6] * ([.B47]/[.$I$1] + [.D47]/[.$I$3])" office:value-type="float" office:value="0.938887712599242" calcext:value-type="float">
            <text:p>0.938887712599242</text:p>
          </table:table-cell>
          <table:table-cell table:number-columns-repeated="6"/>
        </table:table-row>
        <table:table-row table:style-name="ro1">
          <table:table-cell/>
          <table:table-cell table:formula="of:=(1-[.$I$6]) + [.$I$6] *([.E48]/[.$I$4])" office:value-type="float" office:value="0.416018185236452" calcext:value-type="float">
            <text:p>0.416018185236452</text:p>
          </table:table-cell>
          <table:table-cell table:formula="of:=(1-[.$I$6])+[.$I$6]*([.B48]/[.$I$1]+[.D48]/[.$I$3] + [.E48]/[.$I$4])" office:value-type="float" office:value="1.20490590034997" calcext:value-type="float">
            <text:p>1.20490590034997</text:p>
          </table:table-cell>
          <table:table-cell table:formula="of:=(1-[.$I$6])+[.$I$6]*([.C48]/[.$I$2] + [.E48]/[.$I$4])" office:value-type="float" office:value="1.44018819930005" calcext:value-type="float">
            <text:p>1.44018819930005</text:p>
          </table:table-cell>
          <table:table-cell table:formula="of:=(1-[.$I$6]) + [.$I$6] * ([.B48]/[.$I$1] + [.D48]/[.$I$3])" office:value-type="float" office:value="0.938887715113522" calcext:value-type="float">
            <text:p>0.938887715113522</text:p>
          </table:table-cell>
          <table:table-cell table:number-columns-repeated="6"/>
        </table:table-row>
        <table:table-row table:style-name="ro1">
          <table:table-cell/>
          <table:table-cell table:formula="of:=(1-[.$I$6]) + [.$I$6] *([.E49]/[.$I$4])" office:value-type="float" office:value="0.416018185948831" calcext:value-type="float">
            <text:p>0.416018185948831</text:p>
          </table:table-cell>
          <table:table-cell table:formula="of:=(1-[.$I$6])+[.$I$6]*([.B49]/[.$I$1]+[.D49]/[.$I$3] + [.E49]/[.$I$4])" office:value-type="float" office:value="1.20490589937685" calcext:value-type="float">
            <text:p>1.20490589937685</text:p>
          </table:table-cell>
          <table:table-cell table:formula="of:=(1-[.$I$6])+[.$I$6]*([.C49]/[.$I$2] + [.E49]/[.$I$4])" office:value-type="float" office:value="1.44018820124631" calcext:value-type="float">
            <text:p>1.44018820124631</text:p>
          </table:table-cell>
          <table:table-cell table:formula="of:=(1-[.$I$6]) + [.$I$6] * ([.B49]/[.$I$1] + [.D49]/[.$I$3])" office:value-type="float" office:value="0.938887713428014" calcext:value-type="float">
            <text:p>0.938887713428014</text:p>
          </table:table-cell>
          <table:table-cell table:number-columns-repeated="6"/>
        </table:table-row>
        <table:table-row table:style-name="ro1">
          <table:table-cell/>
          <table:table-cell table:formula="of:=(1-[.$I$6]) + [.$I$6] *([.E50]/[.$I$4])" office:value-type="float" office:value="0.416018185471271" calcext:value-type="float">
            <text:p>0.416018185471271</text:p>
          </table:table-cell>
          <table:table-cell table:formula="of:=(1-[.$I$6])+[.$I$6]*([.B50]/[.$I$1]+[.D50]/[.$I$3] + [.E50]/[.$I$4])" office:value-type="float" office:value="1.20490590002921" calcext:value-type="float">
            <text:p>1.20490590002921</text:p>
          </table:table-cell>
          <table:table-cell table:formula="of:=(1-[.$I$6])+[.$I$6]*([.C50]/[.$I$2] + [.E50]/[.$I$4])" office:value-type="float" office:value="1.44018819994159" calcext:value-type="float">
            <text:p>1.44018819994159</text:p>
          </table:table-cell>
          <table:table-cell table:formula="of:=(1-[.$I$6]) + [.$I$6] * ([.B50]/[.$I$1] + [.D50]/[.$I$3])" office:value-type="float" office:value="0.938887714557935" calcext:value-type="float">
            <text:p>0.938887714557935</text:p>
          </table:table-cell>
          <table:table-cell table:number-columns-repeated="6"/>
        </table:table-row>
        <table:table-row table:style-name="ro1">
          <table:table-cell/>
          <table:table-cell table:formula="of:=(1-[.$I$6]) + [.$I$6] *([.E51]/[.$I$4])" office:value-type="float" office:value="0.416018185791415" calcext:value-type="float">
            <text:p>0.416018185791415</text:p>
          </table:table-cell>
          <table:table-cell table:formula="of:=(1-[.$I$6])+[.$I$6]*([.B51]/[.$I$1]+[.D51]/[.$I$3] + [.E51]/[.$I$4])" office:value-type="float" office:value="1.20490589959188" calcext:value-type="float">
            <text:p>1.20490589959188</text:p>
          </table:table-cell>
          <table:table-cell table:formula="of:=(1-[.$I$6])+[.$I$6]*([.C51]/[.$I$2] + [.E51]/[.$I$4])" office:value-type="float" office:value="1.44018820081624" calcext:value-type="float">
            <text:p>1.44018820081624</text:p>
          </table:table-cell>
          <table:table-cell table:formula="of:=(1-[.$I$6]) + [.$I$6] * ([.B51]/[.$I$1] + [.D51]/[.$I$3])" office:value-type="float" office:value="0.938887713800465" calcext:value-type="float">
            <text:p>0.938887713800465</text:p>
          </table:table-cell>
          <table:table-cell table:number-columns-repeated="6"/>
        </table:table-row>
        <table:table-row table:style-name="ro1">
          <table:table-cell/>
          <table:table-cell table:formula="of:=(1-[.$I$6]) + [.$I$6] *([.E52]/[.$I$4])" office:value-type="float" office:value="0.416018185576799" calcext:value-type="float">
            <text:p>0.416018185576799</text:p>
          </table:table-cell>
          <table:table-cell table:formula="of:=(1-[.$I$6])+[.$I$6]*([.B52]/[.$I$1]+[.D52]/[.$I$3] + [.E52]/[.$I$4])" office:value-type="float" office:value="1.20490589988505" calcext:value-type="float">
            <text:p>1.20490589988505</text:p>
          </table:table-cell>
          <table:table-cell table:formula="of:=(1-[.$I$6])+[.$I$6]*([.C52]/[.$I$2] + [.E52]/[.$I$4])" office:value-type="float" office:value="1.4401882002299" calcext:value-type="float">
            <text:p>1.4401882002299</text:p>
          </table:table-cell>
          <table:table-cell table:formula="of:=(1-[.$I$6]) + [.$I$6] * ([.B52]/[.$I$1] + [.D52]/[.$I$3])" office:value-type="float" office:value="0.938887714308253" calcext:value-type="float">
            <text:p>0.938887714308253</text:p>
          </table:table-cell>
          <table:table-cell table:number-columns-repeated="6"/>
        </table:table-row>
        <table:table-row table:style-name="ro1">
          <table:table-cell/>
          <table:table-cell table:formula="of:=(1-[.$I$6]) + [.$I$6] *([.E53]/[.$I$4])" office:value-type="float" office:value="0.416018185720672" calcext:value-type="float">
            <text:p>0.416018185720672</text:p>
          </table:table-cell>
          <table:table-cell table:formula="of:=(1-[.$I$6])+[.$I$6]*([.B53]/[.$I$1]+[.D53]/[.$I$3] + [.E53]/[.$I$4])" office:value-type="float" office:value="1.20490589968852" calcext:value-type="float">
            <text:p>1.20490589968852</text:p>
          </table:table-cell>
          <table:table-cell table:formula="of:=(1-[.$I$6])+[.$I$6]*([.C53]/[.$I$2] + [.E53]/[.$I$4])" office:value-type="float" office:value="1.44018820062297" calcext:value-type="float">
            <text:p>1.44018820062297</text:p>
          </table:table-cell>
          <table:table-cell table:formula="of:=(1-[.$I$6]) + [.$I$6] * ([.B53]/[.$I$1] + [.D53]/[.$I$3])" office:value-type="float" office:value="0.938887713967845" calcext:value-type="float">
            <text:p>0.938887713967845</text:p>
          </table:table-cell>
          <table:table-cell table:number-columns-repeated="6"/>
        </table:table-row>
        <table:table-row table:style-name="ro1">
          <table:table-cell/>
          <table:table-cell table:formula="of:=(1-[.$I$6]) + [.$I$6] *([.E54]/[.$I$4])" office:value-type="float" office:value="0.416018185624223" calcext:value-type="float">
            <text:p>0.416018185624223</text:p>
          </table:table-cell>
          <table:table-cell table:formula="of:=(1-[.$I$6])+[.$I$6]*([.B54]/[.$I$1]+[.D54]/[.$I$3] + [.E54]/[.$I$4])" office:value-type="float" office:value="1.20490589982027" calcext:value-type="float">
            <text:p>1.20490589982027</text:p>
          </table:table-cell>
          <table:table-cell table:formula="of:=(1-[.$I$6])+[.$I$6]*([.C54]/[.$I$2] + [.E54]/[.$I$4])" office:value-type="float" office:value="1.44018820035946" calcext:value-type="float">
            <text:p>1.44018820035946</text:p>
          </table:table-cell>
          <table:table-cell table:formula="of:=(1-[.$I$6]) + [.$I$6] * ([.B54]/[.$I$1] + [.D54]/[.$I$3])" office:value-type="float" office:value="0.938887714196046" calcext:value-type="float">
            <text:p>0.938887714196046</text:p>
          </table:table-cell>
          <table:table-cell table:number-columns-repeated="6"/>
        </table:table-row>
        <table:table-row table:style-name="ro1">
          <table:table-cell/>
          <table:table-cell table:formula="of:=(1-[.$I$6]) + [.$I$6] *([.E55]/[.$I$4])" office:value-type="float" office:value="0.41601818568888" calcext:value-type="float">
            <text:p>0.41601818568888</text:p>
          </table:table-cell>
          <table:table-cell table:formula="of:=(1-[.$I$6])+[.$I$6]*([.B55]/[.$I$1]+[.D55]/[.$I$3] + [.E55]/[.$I$4])" office:value-type="float" office:value="1.20490589973195" calcext:value-type="float">
            <text:p>1.20490589973195</text:p>
          </table:table-cell>
          <table:table-cell table:formula="of:=(1-[.$I$6])+[.$I$6]*([.C55]/[.$I$2] + [.E55]/[.$I$4])" office:value-type="float" office:value="1.44018820053611" calcext:value-type="float">
            <text:p>1.44018820053611</text:p>
          </table:table-cell>
          <table:table-cell table:formula="of:=(1-[.$I$6]) + [.$I$6] * ([.B55]/[.$I$1] + [.D55]/[.$I$3])" office:value-type="float" office:value="0.938887714043066" calcext:value-type="float">
            <text:p>0.938887714043066</text:p>
          </table:table-cell>
          <table:table-cell table:number-columns-repeated="6"/>
        </table:table-row>
        <table:table-row table:style-name="ro1">
          <table:table-cell/>
          <table:table-cell table:formula="of:=(1-[.$I$6]) + [.$I$6] *([.E56]/[.$I$4])" office:value-type="float" office:value="0.416018185645535" calcext:value-type="float">
            <text:p>0.416018185645535</text:p>
          </table:table-cell>
          <table:table-cell table:formula="of:=(1-[.$I$6])+[.$I$6]*([.B56]/[.$I$1]+[.D56]/[.$I$3] + [.E56]/[.$I$4])" office:value-type="float" office:value="1.20490589979116" calcext:value-type="float">
            <text:p>1.20490589979116</text:p>
          </table:table-cell>
          <table:table-cell table:formula="of:=(1-[.$I$6])+[.$I$6]*([.C56]/[.$I$2] + [.E56]/[.$I$4])" office:value-type="float" office:value="1.44018820041769" calcext:value-type="float">
            <text:p>1.44018820041769</text:p>
          </table:table-cell>
          <table:table-cell table:formula="of:=(1-[.$I$6]) + [.$I$6] * ([.B56]/[.$I$1] + [.D56]/[.$I$3])" office:value-type="float" office:value="0.93888771414562" calcext:value-type="float">
            <text:p>0.93888771414562</text:p>
          </table:table-cell>
          <table:table-cell table:number-columns-repeated="6"/>
        </table:table-row>
        <table:table-row table:style-name="ro1">
          <table:table-cell/>
          <table:table-cell table:formula="of:=(1-[.$I$6]) + [.$I$6] *([.E57]/[.$I$4])" office:value-type="float" office:value="0.416018185674592" calcext:value-type="float">
            <text:p>0.416018185674592</text:p>
          </table:table-cell>
          <table:table-cell table:formula="of:=(1-[.$I$6])+[.$I$6]*([.B57]/[.$I$1]+[.D57]/[.$I$3] + [.E57]/[.$I$4])" office:value-type="float" office:value="1.20490589975146" calcext:value-type="float">
            <text:p>1.20490589975146</text:p>
          </table:table-cell>
          <table:table-cell table:formula="of:=(1-[.$I$6])+[.$I$6]*([.C57]/[.$I$2] + [.E57]/[.$I$4])" office:value-type="float" office:value="1.44018820049707" calcext:value-type="float">
            <text:p>1.44018820049707</text:p>
          </table:table-cell>
          <table:table-cell table:formula="of:=(1-[.$I$6]) + [.$I$6] * ([.B57]/[.$I$1] + [.D57]/[.$I$3])" office:value-type="float" office:value="0.938887714076871" calcext:value-type="float">
            <text:p>0.938887714076871</text:p>
          </table:table-cell>
          <table:table-cell table:number-columns-repeated="6"/>
        </table:table-row>
        <table:table-row table:style-name="ro1">
          <table:table-cell/>
          <table:table-cell table:formula="of:=(1-[.$I$6]) + [.$I$6] *([.E58]/[.$I$4])" office:value-type="float" office:value="0.416018185655113" calcext:value-type="float">
            <text:p>0.416018185655113</text:p>
          </table:table-cell>
          <table:table-cell table:formula="of:=(1-[.$I$6])+[.$I$6]*([.B58]/[.$I$1]+[.D58]/[.$I$3] + [.E58]/[.$I$4])" office:value-type="float" office:value="1.20490589977807" calcext:value-type="float">
            <text:p>1.20490589977807</text:p>
          </table:table-cell>
          <table:table-cell table:formula="of:=(1-[.$I$6])+[.$I$6]*([.C58]/[.$I$2] + [.E58]/[.$I$4])" office:value-type="float" office:value="1.44018820044386" calcext:value-type="float">
            <text:p>1.44018820044386</text:p>
          </table:table-cell>
          <table:table-cell table:formula="of:=(1-[.$I$6]) + [.$I$6] * ([.B58]/[.$I$1] + [.D58]/[.$I$3])" office:value-type="float" office:value="0.938887714122958" calcext:value-type="float">
            <text:p>0.938887714122958</text:p>
          </table:table-cell>
          <table:table-cell table:number-columns-repeated="6"/>
        </table:table-row>
        <table:table-row table:style-name="ro1">
          <table:table-cell/>
          <table:table-cell table:formula="of:=(1-[.$I$6]) + [.$I$6] *([.E59]/[.$I$4])" office:value-type="float" office:value="0.416018185668172" calcext:value-type="float">
            <text:p>0.416018185668172</text:p>
          </table:table-cell>
          <table:table-cell table:formula="of:=(1-[.$I$6])+[.$I$6]*([.B59]/[.$I$1]+[.D59]/[.$I$3] + [.E59]/[.$I$4])" office:value-type="float" office:value="1.20490589976023" calcext:value-type="float">
            <text:p>1.20490589976023</text:p>
          </table:table-cell>
          <table:table-cell table:formula="of:=(1-[.$I$6])+[.$I$6]*([.C59]/[.$I$2] + [.E59]/[.$I$4])" office:value-type="float" office:value="1.44018820047953" calcext:value-type="float">
            <text:p>1.44018820047953</text:p>
          </table:table-cell>
          <table:table-cell table:formula="of:=(1-[.$I$6]) + [.$I$6] * ([.B59]/[.$I$1] + [.D59]/[.$I$3])" office:value-type="float" office:value="0.938887714092062" calcext:value-type="float">
            <text:p>0.938887714092062</text:p>
          </table:table-cell>
          <table:table-cell table:number-columns-repeated="6"/>
        </table:table-row>
        <table:table-row table:style-name="ro1">
          <table:table-cell/>
          <table:table-cell table:formula="of:=(1-[.$I$6]) + [.$I$6] *([.E60]/[.$I$4])" office:value-type="float" office:value="0.416018185659418" calcext:value-type="float">
            <text:p>0.416018185659418</text:p>
          </table:table-cell>
          <table:table-cell table:formula="of:=(1-[.$I$6])+[.$I$6]*([.B60]/[.$I$1]+[.D60]/[.$I$3] + [.E60]/[.$I$4])" office:value-type="float" office:value="1.20490589977219" calcext:value-type="float">
            <text:p>1.20490589977219</text:p>
          </table:table-cell>
          <table:table-cell table:formula="of:=(1-[.$I$6])+[.$I$6]*([.C60]/[.$I$2] + [.E60]/[.$I$4])" office:value-type="float" office:value="1.44018820045562" calcext:value-type="float">
            <text:p>1.44018820045562</text:p>
          </table:table-cell>
          <table:table-cell table:formula="of:=(1-[.$I$6]) + [.$I$6] * ([.B60]/[.$I$1] + [.D60]/[.$I$3])" office:value-type="float" office:value="0.938887714112774" calcext:value-type="float">
            <text:p>0.938887714112774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(1-[.$I$6]) + [.$I$6] * ([.B61]/[.$I$1] + [.D61]/[.$I$3])" office:value-type="float" office:value="0.938887714098889" calcext:value-type="float">
            <text:p>0.938887714098889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(1-[.$I$6]) + [.$I$6] * ([.B62]/[.$I$1] + [.D62]/[.$I$3])" office:value-type="float" office:value="0.15" calcext:value-type="float">
            <text:p>0.1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(1-[.$I$6]) + [.$I$6] * ([.B63]/[.$I$1] + [.D63]/[.$I$3])" office:value-type="float" office:value="0.15" calcext:value-type="float">
            <text:p>0.1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(1-[.$I$6]) + [.$I$6] * ([.B64]/[.$I$1] + [.D64]/[.$I$3])" office:value-type="float" office:value="0.15" calcext:value-type="float">
            <text:p>0.1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(1-[.$I$6]) + [.$I$6] * ([.B65]/[.$I$1] + [.D65]/[.$I$3])" office:value-type="float" office:value="0.15" calcext:value-type="float">
            <text:p>0.1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(1-[.$I$6]) + [.$I$6] * ([.B66]/[.$I$1] + [.D66]/[.$I$3])" office:value-type="float" office:value="0.15" calcext:value-type="float">
            <text:p>0.1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(1-[.$I$6]) + [.$I$6] * ([.B67]/[.$I$1] + [.D67]/[.$I$3])" office:value-type="float" office:value="0.15" calcext:value-type="float">
            <text:p>0.1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(1-[.$I$6]) + [.$I$6] * ([.B68]/[.$I$1] + [.D68]/[.$I$3])" office:value-type="float" office:value="0.15" calcext:value-type="float">
            <text:p>0.1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(1-[.$I$6]) + [.$I$6] * ([.B69]/[.$I$1] + [.D69]/[.$I$3])" office:value-type="float" office:value="0.15" calcext:value-type="float">
            <text:p>0.1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(1-[.$I$6]) + [.$I$6] * ([.B70]/[.$I$1] + [.D70]/[.$I$3])" office:value-type="float" office:value="0.15" calcext:value-type="float">
            <text:p>0.1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(1-[.$I$6]) + [.$I$6] * ([.B71]/[.$I$1] + [.D71]/[.$I$3])" office:value-type="float" office:value="0.15" calcext:value-type="float">
            <text:p>0.1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(1-[.$I$6]) + [.$I$6] * ([.B72]/[.$I$1] + [.D72]/[.$I$3])" office:value-type="float" office:value="0.15" calcext:value-type="float">
            <text:p>0.1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(1-[.$I$6]) + [.$I$6] * ([.B73]/[.$I$1] + [.D73]/[.$I$3])" office:value-type="float" office:value="0.15" calcext:value-type="float">
            <text:p>0.1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(1-[.$I$6]) + [.$I$6] * ([.B74]/[.$I$1] + [.D74]/[.$I$3])" office:value-type="float" office:value="0.15" calcext:value-type="float">
            <text:p>0.1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(1-[.$I$6]) + [.$I$6] * ([.B75]/[.$I$1] + [.D75]/[.$I$3])" office:value-type="float" office:value="0.15" calcext:value-type="float">
            <text:p>0.1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 style:data-style-name="N2" text:time-value="16:29:55.5589015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0T15:24:08.964309541</meta:creation-date>
    <dc:date>2019-10-24T20:32:36.714218058</dc:date>
    <meta:editing-duration>PT4H32M29S</meta:editing-duration>
    <meta:editing-cycles>4</meta:editing-cycles>
    <meta:generator>LibreOffice/6.3.2.2$Linux_X86_64 LibreOffice_project/30$Build-2</meta:generator>
    <meta:document-statistic meta:table-count="1" meta:cell-count="295" meta:object-count="0"/>
  </office:meta>
</office:document-meta>
</file>